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c12f"/>
    </style:style>
    <style:style style:name="P2" style:family="paragraph" style:parent-style-name="Standard" style:list-style-name="L1">
      <style:text-properties officeooo:rsid="0001c12f"/>
    </style:style>
    <style:style style:name="P3" style:family="paragraph" style:parent-style-name="Standard" style:list-style-name="L1">
      <style:text-properties officeooo:rsid="0001c12f" officeooo:paragraph-rsid="0001c12f"/>
    </style:style>
    <style:style style:name="P4" style:family="paragraph" style:parent-style-name="Standard">
      <style:text-properties officeooo:rsid="0001c12f" officeooo:paragraph-rsid="0001c12f"/>
    </style:style>
    <style:style style:name="P5" style:family="paragraph" style:parent-style-name="Standard" style:list-style-name="L2">
      <style:text-properties officeooo:rsid="0001c12f" officeooo:paragraph-rsid="0001c12f"/>
    </style:style>
    <style:style style:name="P6" style:family="paragraph" style:parent-style-name="Standard" style:list-style-name="L2">
      <style:text-properties officeooo:paragraph-rsid="0001c12f"/>
    </style:style>
    <style:style style:name="T1" style:family="text">
      <style:text-properties officeooo:rsid="0001c12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s</text:p>
      <text:list text:style-name="L1">
        <text:list-item>
          <text:p text:style-name="P2">list methods</text:p>
        </text:list-item>
        <text:list-item>
          <text:p text:style-name="P2">put the table into the cheat sheet</text:p>
        </text:list-item>
        <text:list-item>
          <text:p text:style-name="P2">how do you directly change the value of a list (use index value to remove old one, then replace with a new value)</text:p>
        </text:list-item>
        <text:list-item>
          <text:p text:style-name="P3">cannot copy a list directly, need to either concatenate or use list function</text:p>
        </text:list-item>
        <text:list-item>
          <text:p text:style-name="P3">interpret how to build lists from code samples</text:p>
          <text:list>
            <text:list-item>
              <text:p text:style-name="P3">need to know append (builds one at a time)</text:p>
            </text:list-item>
          </text:list>
        </text:list-item>
        <text:list-item>
          <text:p text:style-name="P3">tuples vs lists</text:p>
        </text:list-item>
        <text:list-item>
          <text:p text:style-name="P3">need to know stripping (rstrip, lstrip, etc)</text:p>
        </text:list-item>
        <text:list-item>
          <text:p text:style-name="P3">two dimensional lists</text:p>
        </text:list-item>
        <text:list-item>
          <text:p text:style-name="P3">will be given list functions, must interpret what it’s doing</text:p>
        </text:list-item>
        <text:list-item>
          <text:p text:style-name="P3">.split() and what it’ll do to a string</text:p>
        </text:list-item>
        <text:list-item>
          <text:p text:style-name="P3">error trapping</text:p>
        </text:list-item>
      </text:list>
      <text:p text:style-name="P4">Sets</text:p>
      <text:list text:style-name="L2">
        <text:list-item>
          <text:p text:style-name="P6"><text:span text:style-name="T1">union, intersection, minus</text:span></text:p>
        </text:list-item>
        <text:list-item>
          <text:p text:style-name="P5">sets are unique, what happens to duplicates</text:p>
        </text:list-item>
        <text:list-item>
          <text:p text:style-name="P5">append, insert, etc (copy the table)</text:p>
        </text:list-item>
        <text:list-item>
          <text:p text:style-name="P5">sorting and reversing</text:p>
        </text:list-item>
        <text:list-item>
          <text:p text:style-name="P5">review lab and homework</text:p>
        </text:list-item>
        <text:list-item>
          <text:p text:style-name="P5">index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4:32:52.681000000</meta:creation-date>
    <dc:date>2023-11-14T14:03:15.505000000</dc:date>
    <meta:editing-duration>PT23H30M26S</meta:editing-duration>
    <meta:editing-cycles>1</meta:editing-cycles>
    <meta:document-statistic meta:table-count="0" meta:image-count="0" meta:object-count="0" meta:page-count="1" meta:paragraph-count="20" meta:word-count="139" meta:character-count="696" meta:non-whitespace-character-count="595"/>
    <meta:generator>LibreOffice/7.6.2.1$Windows_X86_64 LibreOffice_project/56f7684011345957bbf33a7ee678afaf4d2ba333</meta:generator>
  </office:meta>
</office:document-meta>
</file>